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60000025C3662A06DEB43A9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Picture 5" draw:style-name="gr1" draw:text-style-name="P1" draw:layer="layout" svg:width="11.81cm" svg:height="10.995cm" svg:x="0.5cm" svg:y="0.153cm">
          <draw:image xlink:href="Pictures/10000001000002960000025C3662A06DEB43A9A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2.81cm" fo:page-height="11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8-16T11:11:26.724861642</dc:date>
    <meta:editing-duration>PT1H49M8S</meta:editing-duration>
    <meta:editing-cycles>12</meta:editing-cycles>
    <meta:generator>LibreOffice/7.3.5.2$Linux_X86_64 LibreOffice_project/30$Build-2</meta:generator>
    <meta:document-statistic meta:object-count="1"/>
  </office:meta>
</office:document-meta>
</file>